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urier" svg:font-family="Courier"/>
    <style:font-face style:name="Menlo" svg:font-family="Menlo"/>
    <style:font-face style:name="Verdana" svg:font-family="Verdan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Arial" fo:font-size="11.0pt"/>
    </style:style>
    <style:style style:name="P2" style:family="paragraph" style:parent-style-name="Standard">
      <style:text-properties style:font-name="Arial" fo:font-size="11.0pt" fo:color="#131313"/>
    </style:style>
    <style:style style:name="P3" style:family="paragraph" style:parent-style-name="Standard">
      <style:text-properties style:font-name="Arial" fo:font-size="11.0pt" fo:color="#3e1701"/>
    </style:style>
    <style:style style:name="P4" style:family="paragraph" style:parent-style-name="Standard">
      <style:text-properties style:font-name="Verdana" fo:font-size="11.0pt" fo:color="#252525"/>
    </style:style>
    <style:style style:name="P5" style:family="paragraph" style:parent-style-name="Standard">
      <style:text-properties style:font-name="Courier" fo:font-size="11.0pt"/>
    </style:style>
    <style:style style:name="P6" style:family="paragraph" style:parent-style-name="Standard">
      <style:text-properties style:font-name="Verdana" fo:font-size="15.0pt" fo:color="#252525"/>
    </style:style>
    <style:style style:name="P7" style:family="paragraph" style:parent-style-name="Standard">
      <style:paragraph-properties fo:margin-bottom="0.0417in" fo:margin-left="0.0417in" fo:text-align="justify" fo:text-indent="-0.0417in"/>
      <style:text-properties style:font-name="Verdana" fo:font-size="15.0pt" fo:color="#252525"/>
    </style:style>
    <style:style style:name="P8" style:family="paragraph" style:parent-style-name="Standard">
      <style:text-properties style:font-name="Menlo" fo:font-size="12.0pt" fo:color="#252525" fo:background-color="#eaeaea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letter-spacing="0.0000in" fo:color="#3e1701"/>
    </style:style>
    <style:style style:name="T4" style:family="text">
      <style:text-properties fo:font-style="italic" fo:font-style-asian="italic" fo:font-style-complex="italic" fo:letter-spacing="0.0000in" fo:color="#0a5001"/>
    </style:style>
    <style:style style:name="T5" style:family="text">
      <style:text-properties fo:font-weight="bold" fo:font-weight-asian="bold" fo:font-weight-complex="bold" fo:letter-spacing="0.0000in"/>
    </style:style>
    <style:style style:name="T6" style:family="text">
      <style:text-properties fo:letter-spacing="0.0000in" fo:color="#000075"/>
    </style:style>
    <style:style style:name="T7" style:family="text">
      <style:text-properties fo:letter-spacing="0.0000in" fo:color="#535502"/>
    </style:style>
    <style:style style:name="T8" style:family="text">
      <style:text-properties fo:letter-spacing="0.0000in" fo:color="#6a0043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• 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Function Name</text:p>
          </table:table-cell>
          <table:table-cell table:style-name="TableCell1">
            <text:p text:style-name="P1">Description</text:p>
          </table:table-cell>
          <table:table-cell table:style-name="TableCell1">
            <text:p text:style-name="P1">Example</text:p>
          </table:table-cell>
          <table:table-cell table:style-name="TableCell1">
            <text:p text:style-name="P1">prototype</text:p>
          </table:table-cell>
        </table:table-row>
        <table:table-row>
          <table:table-cell table:style-name="TableCell1">
            <text:p text:style-name="P1">Memset</text:p>
          </table:table-cell>
          <table:table-cell table:style-name="TableCell1">
            <text:p text:style-name="P1">fill memory with a constant byte. returns a pointer to the memory area s</text:p>
          </table:table-cell>
          <table:table-cell table:style-name="TableCell1">
            <text:p text:style-name="P1">http://www.tutorialspoint.com/c_standard_library/c_function_memset.htm</text:p>
          </table:table-cell>
          <table:table-cell table:style-name="TableCell1">
            <text:p text:style-name="P1">void *ft_memset(void *s, int c, size_t n);</text:p>
          </table:table-cell>
        </table:table-row>
        <table:table-row>
          <table:table-cell table:style-name="TableCell1">
            <text:p text:style-name="P1">Bzero</text:p>
          </table:table-cell>
          <table:table-cell table:style-name="TableCell1">
            <text:p text:style-name="P1"><text:span text:style-name="T1">The bzero() function copies </text:span><text:span text:style-name="T2">n</text:span><text:span text:style-name="T1"><text:s/>bytes, each with a value of zero, into string </text:span><text:span text:style-name="T2">s</text:span><text:span text:style-name="T1">.</text:span></text:p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>void <text:s text:c="3"/>ft_bzero(char *to, int count);</text:p>
          </table:table-cell>
        </table:table-row>
        <table:table-row>
          <table:table-cell table:style-name="TableCell1">
            <text:p text:style-name="P1">Memcpy</text:p>
          </table:table-cell>
          <table:table-cell table:style-name="TableCell1">
            <text:p text:style-name="P1"><text:span text:style-name="T1">The memcpy() function copies </text:span><text:span text:style-name="T2">n</text:span><text:span text:style-name="T1"><text:s/>bytes from memory area </text:span><text:span text:style-name="T2">src</text:span><text:span text:style-name="T1"><text:s/>to memory area </text:span><text:span text:style-name="T2">dest</text:span><text:span text:style-name="T1">. The memory areas must not overlap.</text:span></text:p>
          </table:table-cell>
          <table:table-cell table:style-name="TableCell1">
            <text:p text:style-name="P1">http://www.tutorialspoint.com/c_standard_library/c_function_memcpy.htm</text:p>
          </table:table-cell>
          <table:table-cell table:style-name="TableCell1">
            <text:p text:style-name="P1"><text:span text:style-name="T1">void *ft_memcpy(void *dest, const void *src, size_t n);</text:span></text:p>
          </table:table-cell>
        </table:table-row>
        <table:table-row>
          <table:table-cell table:style-name="TableCell1">
            <text:p text:style-name="P1">Memccpy</text:p>
          </table:table-cell>
          <table:table-cell table:style-name="TableCell1">
            <text:p text:style-name="P2"><text:span text:style-name="T1">The </text:span><text:span text:style-name="T3">memccpy</text:span><text:span text:style-name="T1">() function copies no more than </text:span><text:span text:style-name="T4">n</text:span><text:span text:style-name="T1"><text:s/>bytes from memory area</text:span></text:p>
            <text:p text:style-name="P2"><text:span text:style-name="T1"><text:s text:c="7"/></text:span><text:span text:style-name="T4">src</text:span><text:span text:style-name="T1"><text:s/>to memory area </text:span><text:span text:style-name="T4">dest</text:span><text:span text:style-name="T1">, stopping when the character </text:span><text:span text:style-name="T4">c</text:span><text:span text:style-name="T1"><text:s/>is found.</text:span></text:p>
          </table:table-cell>
          <table:table-cell table:style-name="TableCell1">
            <text:p text:style-name="P1"/>
          </table:table-cell>
          <table:table-cell table:style-name="TableCell1">
            <text:p text:style-name="P3"><text:span text:style-name="T1">void *memccpy(void *</text:span><text:span text:style-name="T4">dest</text:span><text:span text:style-name="T1">, const void *</text:span><text:span text:style-name="T4">src</text:span><text:span text:style-name="T1">, int </text:span><text:span text:style-name="T4">c</text:span><text:span text:style-name="T1">, size_t </text:span><text:span text:style-name="T4">n</text:span><text:span text:style-name="T1">);</text:span></text:p>
          </table:table-cell>
        </table:table-row>
        <table:table-row>
          <table:table-cell table:style-name="TableCell1">
            <text:p text:style-name="P1">memmove</text:p>
          </table:table-cell>
          <table:table-cell table:style-name="TableCell1">
            <text:p text:style-name="P4"><text:span text:style-name="T1">The C library function </text:span><text:span text:style-name="T5">void *memmove(void *str1, const void *str2, size_t n)</text:span><text:span text:style-name="T1"><text:s/>copies </text:span><text:span text:style-name="T5">n</text:span><text:span text:style-name="T1"><text:s/>characters from </text:span><text:span text:style-name="T5">str2</text:span><text:span text:style-name="T1"><text:s/>to </text:span><text:span text:style-name="T5">str1</text:span><text:span text:style-name="T1">, but for overlapping memory blocks, memmove() is a safer approach than memcpy().</text:span></text:p>
          </table:table-cell>
          <table:table-cell table:style-name="TableCell1">
            <text:p text:style-name="P1">http://www.tutorialspoint.com/c_standard_library/c_function_memmove.htm</text:p>
          </table:table-cell>
          <table:table-cell table:style-name="TableCell1">
            <text:p text:style-name="P5"><text:span text:style-name="T1">void *memmove(void *dest, const void *src, size_t n);</text:span></text:p>
          </table:table-cell>
        </table:table-row>
        <table:table-row>
          <table:table-cell table:style-name="TableCell1">
            <text:p text:style-name="P1">memchr</text:p>
          </table:table-cell>
          <table:table-cell table:style-name="TableCell1">
            <text:p text:style-name="P6"><text:span text:style-name="T1">The C library function </text:span><text:span text:style-name="T5">void *memchr(const void *str, int c, size_t n)</text:span><text:span text:style-name="T1"><text:s/>searches for the first occurrence of the character </text:span><text:span text:style-name="T5">c</text:span><text:span text:style-name="T1"><text:s/>(an unsigned char) in the first </text:span><text:span text:style-name="T5">n</text:span><text:span text:style-name="T1"><text:s/>bytes of the string pointed to, by the argument </text:span><text:span text:style-name="T5">str</text:span><text:span text:style-name="T1">.</text:span></text:p>
          </table:table-cell>
          <table:table-cell table:style-name="TableCell1">
            <text:p text:style-name="P1">http://www.tutorialspoint.com/c_standard_library/c_function_memchr.htm</text:p>
          </table:table-cell>
          <table:table-cell table:style-name="TableCell1">
            <text:p text:style-name="P7"><text:span text:style-name="T5">void *memchr(const void *str, int c, size_t n)</text:span></text:p>
          </table:table-cell>
        </table:table-row>
        <table:table-row>
          <table:table-cell table:style-name="TableCell1">
            <text:p text:style-name="P1">memcmp</text:p>
          </table:table-cell>
          <table:table-cell table:style-name="TableCell1">
            <text:p text:style-name="P1">compares memory part one to memory part 2</text:p>
          </table:table-cell>
          <table:table-cell table:style-name="TableCell1">
            <text:p text:style-name="P1">http://www.tutorialspoint.com/c_standard_library/c_function_memcmp.htm</text:p>
          </table:table-cell>
          <table:table-cell table:style-name="TableCell1">
            <text:p text:style-name="P8"><text:span text:style-name="T6">int</text:span><text:span text:style-name="T1"><text:s/>memcmp</text:span><text:span text:style-name="T7">(</text:span><text:span text:style-name="T6">const</text:span><text:span text:style-name="T1"><text:s/></text:span><text:span text:style-name="T6">void</text:span><text:span text:style-name="T1"><text:s/></text:span><text:span text:style-name="T7">*</text:span><text:span text:style-name="T1">str1</text:span><text:span text:style-name="T7">,</text:span><text:span text:style-name="T1"><text:s/></text:span><text:span text:style-name="T6">const</text:span><text:span text:style-name="T1"><text:s/></text:span><text:span text:style-name="T6">void</text:span><text:span text:style-name="T1"><text:s/></text:span><text:span text:style-name="T7">*</text:span><text:span text:style-name="T1">str2</text:span><text:span text:style-name="T7">,</text:span><text:span text:style-name="T1"><text:s/></text:span><text:span text:style-name="T8">size_t</text:span><text:span text:style-name="T1"><text:s/>n</text:span><text:span text:style-name="T7">)</text:span></text:p>
          </table:table-cell>
        </table:table-row>
        <table:table-row>
          <table:table-cell table:style-name="TableCell1">
            <text:p text:style-name="P1">strlen</text:p>
          </table:table-cell>
          <table:table-cell table:style-name="TableCell1">
            <text:p text:style-name="P1">Length of string</text:p>
          </table:table-cell>
          <table:table-cell table:style-name="TableCell1">
            <text:p text:style-name="P1">strlen(“Hello world”) </text:p>
            <text:p text:style-name="P1">result: 11</text:p>
          </table:table-cell>
          <table:table-cell table:style-name="TableCell1">
            <text:p text:style-name="P7"><text:span text:style-name="T5">char *strcpy(char *dest, const char *src)</text:span></text:p>
          </table:table-cell>
        </table:table-row>
        <table:table-row>
          <table:table-cell table:style-name="TableCell1">
            <text:p text:style-name="P1">strdup</text:p>
          </table:table-cell>
          <table:table-cell table:style-name="TableCell1">
            <text:p text:style-name="P1">makes a duplicate of the *s and allocated memory in the new duplicate </text:p>
          </table:table-cell>
          <table:table-cell table:style-name="TableCell1">
            <text:p text:style-name="P1">http://www.tutorialspoint.com/c_standard_library/c_function_strcpy.htm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cpy</text:p>
          </table:table-cell>
          <table:table-cell table:style-name="TableCell1">
            <text:p text:style-name="P1">copies from source to destination until n 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cat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cpy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ncpy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ncat</text:p>
          </table:table-cell>
          <table:table-cell table:style-name="TableCell1">
            <text:p text:style-name="P1">Joining two 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lcat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ch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rch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st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nst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cmp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atoi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alpha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digit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alnum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askii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print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uppe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lowe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